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88c1" officeooo:paragraph-rsid="001e88c1"/>
    </style:style>
    <style:style style:name="P2" style:family="paragraph" style:parent-style-name="Standard">
      <style:paragraph-properties fo:text-align="start" style:justify-single-word="false"/>
      <style:text-properties officeooo:rsid="001e88c1" officeooo:paragraph-rsid="001e88c1"/>
    </style:style>
    <style:style style:name="P3" style:family="paragraph" style:parent-style-name="Standard">
      <style:paragraph-properties fo:text-align="start" style:justify-single-word="false"/>
      <style:text-properties officeooo:rsid="001e88c1" officeooo:paragraph-rsid="001ff254"/>
    </style:style>
    <style:style style:name="P4" style:family="paragraph" style:parent-style-name="Standard">
      <style:paragraph-properties fo:text-align="start" style:justify-single-word="false"/>
      <style:text-properties officeooo:rsid="001ff254" officeooo:paragraph-rsid="001ff254"/>
    </style:style>
    <style:style style:name="P5" style:family="paragraph" style:parent-style-name="Standard">
      <style:paragraph-properties fo:text-align="start" style:justify-single-word="false"/>
      <style:text-properties officeooo:rsid="001ff254" officeooo:paragraph-rsid="002249c1"/>
    </style:style>
    <style:style style:name="P6" style:family="paragraph" style:parent-style-name="Standard">
      <style:paragraph-properties fo:text-align="start" style:justify-single-word="false"/>
      <style:text-properties officeooo:rsid="001ff254" officeooo:paragraph-rsid="0024b17b"/>
    </style:style>
    <style:style style:name="P7" style:family="paragraph" style:parent-style-name="Standard">
      <style:paragraph-properties fo:text-align="start" style:justify-single-word="false"/>
      <style:text-properties officeooo:rsid="0021f4e1" officeooo:paragraph-rsid="0021f4e1"/>
    </style:style>
    <style:style style:name="P8" style:family="paragraph" style:parent-style-name="Standard">
      <style:paragraph-properties fo:text-align="start" style:justify-single-word="false"/>
      <style:text-properties officeooo:rsid="0023a12c" officeooo:paragraph-rsid="0023a12c"/>
    </style:style>
    <style:style style:name="P9" style:family="paragraph" style:parent-style-name="Standard">
      <style:paragraph-properties fo:text-align="start" style:justify-single-word="false"/>
      <style:text-properties officeooo:rsid="0024b17b" officeooo:paragraph-rsid="0024b17b"/>
    </style:style>
    <style:style style:name="P10" style:family="paragraph" style:parent-style-name="Standard">
      <style:paragraph-properties fo:text-align="start" style:justify-single-word="false"/>
      <style:text-properties officeooo:rsid="002249c1" officeooo:paragraph-rsid="002249c1"/>
    </style:style>
    <style:style style:name="T1" style:family="text">
      <style:text-properties officeooo:rsid="001ff254"/>
    </style:style>
    <style:style style:name="T2" style:family="text">
      <style:text-properties officeooo:rsid="00214cef"/>
    </style:style>
    <style:style style:name="T3" style:family="text">
      <style:text-properties officeooo:rsid="0021f4e1"/>
    </style:style>
    <style:style style:name="T4" style:family="text">
      <style:text-properties officeooo:rsid="002249c1"/>
    </style:style>
    <style:style style:name="T5" style:family="text">
      <style:text-properties officeooo:rsid="0023a12c"/>
    </style:style>
    <style:style style:name="T6" style:family="text">
      <style:text-properties officeooo:rsid="0024b17b"/>
    </style:style>
    <style:style style:name="T7" style:family="text">
      <style:text-properties officeooo:rsid="00255c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ma <text:span text:style-name="T6">(Stačiakampių matricų klasė su vidiniu sinchronizavimu)</text:span> aprašymas</text:p>
      <text:p text:style-name="P1"/>
      <text:p text:style-name="P2">1. Programos veikimo principas: Yra naudojama matricos klasė kurios objektai galėtų naudoti operatorius +, -, +=, -=, *, *=, funkcijas det() <text:span text:style-name="T6">(skaičiavimui buvo bandyta naudoti LU decomposition metodą)</text:span>, fill(), tr(), resize() ir display(), kurių pavadinimai kalba patys už save (tr → transpose). <text:span text:style-name="T6">Veiksmai su matricom paklūsta taisyklėm, tad elementai, kuriuos tie veiksmai veikia taip pat turi atitikti taisykles, kitaip metama klaida.</text:span><text:line-break/><text:line-break/>2. Matricos viduje kodas yra beveik visur nested loops todėl lygiagretinimui pasirinkau naudoti OpenMP parallel for funkcija. Viska supaprastinus, turim matricos klasę kurios objektai yra kaip matricos ir su jom galim atlikti daugelį matricoms būdingų veiksmų. (komplikuotų nerašiau nes nėr laiko)</text:p>
      <text:p text:style-name="P2"/>
      <text:p text:style-name="P2">3. Aptarkim rezultatus:</text:p>
      <text:p text:style-name="P2">Size – matricos dydis [Size X Size], threads – savaime turėtų būt suprantama.</text:p>
      <text:p text:style-name="P2">t*N – kiek laiko bendrai gijos užtruko. Values – naudota tam kad palygint panašių veiksmų teisingumą.</text:p>
      <text:p text:style-name="P2"/>
      <text:p text:style-name="P7">Skirtingo giju skaičiaus testas:</text:p>
      <text:p text:style-name="P2"/>
      <text:p text:style-name="P2">Size: <text:s text:c="2"/>8192 | 1 threads</text:p>
      <text:p text:style-name="P2">* Serial fill <text:s text:c="6"/><text:tab/>in <text:s/>2.099 s [t*N: <text:s/>2.099] * Values: [ -0.304 +0.897 -0.870 -0.504 ]</text:p>
      <text:p text:style-name="P2">* Thread fill <text:s text:c="6"/><text:tab/>in <text:s/>2.109 s [t*N: <text:s/>2.109] * Values: [ -0.304 +0.897 -0.870 -0.504 ]</text:p>
      <text:p text:style-name="P2">* Thread sum (+) <text:s text:c="3"/><text:tab/>in <text:s/>5.868 s [t*N: <text:s/>5.868] * Values: [ -1.278 +0.973 -1.738 -1.504 ]</text:p>
      <text:p text:style-name="P2">* Thread sum (+=) <text:s text:c="2"/><text:tab/>in <text:s/>2.251 s [t*N: <text:s/>2.251] * Values: [ -1.278 +0.973 -1.738 -1.504 ]</text:p>
      <text:p text:style-name="P2">* Thread sub (-) <text:s text:c="3"/><text:tab/>in <text:s/>5.843 s [t*N: <text:s/>5.843] * Values: [ -0.670 -0.820 +0.002 -0.496 ]</text:p>
      <text:p text:style-name="P2">* Thread sub (-=) <text:s text:c="2"/><text:tab/>in <text:s/>2.257 s [t*N: <text:s/>2.257] * Values: [ -0.670 -0.820 +0.002 -0.496 ]</text:p>
      <text:p text:style-name="P2">* Thread tr <text:s text:c="8"/><text:tab/>in <text:s/>3.018 s [t*N: <text:s/>3.018] * Values: [ +0.670 +0.820 -0.002 +0.496 ]</text:p>
      <text:p text:style-name="P2"/>
      <text:p text:style-name="P2"/>
      <text:p text:style-name="P2">Size: <text:s text:c="2"/>8192 | 4 threads</text:p>
      <text:p text:style-name="P2">* Serial fill <text:s text:c="6"/><text:tab/>in <text:s/>2.106 s [t*N: <text:s/>2.106] * Values: [ -0.304 +0.897 -0.870 -0.504 ]</text:p>
      <text:p text:style-name="P2">* Thread fill <text:s text:c="6"/><text:tab/>in <text:s/>0.560 s [t*N: <text:s/>2.240] * Values: [ -0.304 +0.897 -0.870 -0.504 ]</text:p>
      <text:p text:style-name="P4"><text:tab/><text:tab/><text:tab/>+- tiesinis greitinimas</text:p>
      <text:p text:style-name="P2">* Thread sum (+) <text:s text:c="3"/><text:tab/>in <text:s/>1.746 s [t*N: <text:s/>6.984] * Values: [ -1.278 +0.973 -1.738 -1.504 ]</text:p>
      <text:p text:style-name="P3"><text:tab/><text:tab/><text:tab/><text:span text:style-name="T1">+- tiesinis greitinimas</text:span></text:p>
      <text:p text:style-name="P2">* Thread sum (+=) <text:s text:c="2"/><text:tab/>in <text:s/>0.606 s [t*N: <text:s/>2.425] * Values: [ -1.278 +0.973 -1.738 -1.504 ]</text:p>
      <text:p text:style-name="P4"><text:tab/><text:tab/><text:tab/>+- tiesinis greitinimas</text:p>
      <text:p text:style-name="P2">* Thread sub (-) <text:s text:c="3"/><text:tab/>in <text:s/>1.797 s [t*N: <text:s/>7.187] * Values: [ -0.670 -0.820 +0.002 -0.496 ]</text:p>
      <text:p text:style-name="P3"><text:tab/><text:tab/><text:tab/><text:span text:style-name="T1">+- tiesinis greitinimas</text:span></text:p>
      <text:p text:style-name="P2">* Thread sub (-=) <text:s text:c="2"/><text:tab/>in <text:s/>0.639 s [t*N: <text:s/>2.557] * Values: [ -0.670 -0.820 +0.002 -0.496 ]</text:p>
      <text:p text:style-name="P3"><text:tab/><text:tab/><text:tab/><text:span text:style-name="T1">+- tiesinis greitinimas</text:span></text:p>
      <text:p text:style-name="P2">* Thread tr <text:s text:c="8"/><text:tab/>in <text:s/>0.891 s [t*N: <text:s/>3.565] * Values: [ +0.670 +0.820 -0.002 +0.496 ]</text:p>
      <text:p text:style-name="P3"><text:tab/><text:tab/><text:tab/><text:span text:style-name="T1">+- tiesinis greitinimas</text:span></text:p>
      <text:p text:style-name="P2"/>
      <text:p text:style-name="P2"/>
      <text:p text:style-name="P2">Size: <text:s text:c="2"/>8192 | 8 threads</text:p>
      <text:p text:style-name="P2">* Serial fill <text:s text:c="6"/><text:tab/>in <text:s/>2.091 s [t*N: <text:s/>2.091] * Values: [ -0.304 +0.897 -0.870 -0.504 ]</text:p>
      <text:p text:style-name="P2">* Thread fill <text:s text:c="6"/><text:tab/>in <text:s/>0.441 s [t*N: <text:s/>3.525] * Values: [ -0.304 +0.897 -0.870 -0.504 ]</text:p>
      <text:p text:style-name="P3"><text:tab/><text:tab/><text:tab/><text:span text:style-name="T1">+- silpnas greitinimas</text:span></text:p>
      <text:p text:style-name="P2">* Thread sum (+) <text:s text:c="3"/><text:tab/>in <text:s/>1.421 s [t*N: 11.364] * Values: [ -1.278 +0.973 -1.738 -1.504 ]</text:p>
      <text:p text:style-name="P3"><text:tab/><text:tab/><text:tab/><text:span text:style-name="T1">+- silpnas greitinimas</text:span></text:p>
      <text:p text:style-name="P2"><text:soft-page-break/>* Thread sum (+=) <text:s text:c="2"/><text:tab/>in <text:s/>0.470 s [t*N: <text:s/>3.761] * Values: [ -1.278 +0.973 -1.738 -1.504 ]</text:p>
      <text:p text:style-name="P3"><text:tab/><text:tab/><text:tab/><text:span text:style-name="T1">+- silpnas greitinimas</text:span></text:p>
      <text:p text:style-name="P2">* Thread sub (-) <text:s text:c="3"/><text:tab/>in <text:s/>1.560 s [t*N: 12.477] * Values: [ -0.670 -0.820 +0.002 -0.496 ]</text:p>
      <text:p text:style-name="P3"><text:tab/><text:tab/><text:tab/><text:span text:style-name="T1">+- silpnas greitinimas</text:span></text:p>
      <text:p text:style-name="P2">* Thread sub (-=) <text:s text:c="2"/><text:tab/>in <text:s/>0.518 s [t*N: <text:s/>4.141] * Values: [ -0.670 -0.820 +0.002 -0.496 ]</text:p>
      <text:p text:style-name="P3"><text:tab/><text:tab/><text:tab/><text:span text:style-name="T1">+- silpnas greitinimas</text:span></text:p>
      <text:p text:style-name="P2">* Thread tr <text:s text:c="8"/><text:tab/>in <text:s/>0.683 s [t*N: <text:s/>5.461] * Values: [ +0.670 +0.820 -0.002 +0.496 ]</text:p>
      <text:p text:style-name="P3"><text:tab/><text:tab/><text:tab/><text:span text:style-name="T1">+- silpnas greitinimas</text:span></text:p>
      <text:p text:style-name="P2"/>
      <text:p text:style-name="P2"/>
      <text:p text:style-name="P2">Size: <text:s text:c="2"/>8192 | 12 threads → <text:span text:style-name="T1">greitinimas ultra nežymus pridėjus dar 4 gijas</text:span></text:p>
      <text:p text:style-name="P2">* Serial fill <text:s text:c="6"/><text:tab/>in <text:s/>2.130 s [t*N: <text:s/>2.130] * Values: [ -0.304 +0.897 -0.870 -0.504 ]</text:p>
      <text:p text:style-name="P2">* Thread fill <text:s text:c="6"/><text:tab/>in <text:s/>0.393 s [t*N: <text:s/>4.719] * Values: [ -0.304 +0.897 -0.870 -0.504 ]</text:p>
      <text:p text:style-name="P2">* Thread sum (+) <text:s text:c="3"/><text:tab/>in <text:s/>1.296 s [t*N: 15.556] * Values: [ -1.278 +0.973 -1.738 -1.504 ]</text:p>
      <text:p text:style-name="P2">* Thread sum (+=) <text:s text:c="2"/><text:tab/>in <text:s/>0.410 s [t*N: <text:s/>4.925] * Values: [ -1.278 +0.973 -1.738 -1.504 ]</text:p>
      <text:p text:style-name="P2">* Thread sub (-) <text:s text:c="3"/><text:tab/>in <text:s/>1.287 s [t*N: 15.443] * Values: [ -0.670 -0.820 +0.002 -0.496 ]</text:p>
      <text:p text:style-name="P2">* Thread sub (-=) <text:s text:c="2"/><text:tab/>in <text:s/>0.411 s [t*N: <text:s/>4.932] * Values: [ -0.670 -0.820 +0.002 -0.496 ]</text:p>
      <text:p text:style-name="P2">* Thread tr <text:s text:c="8"/><text:tab/>in <text:s/>0.640 s [t*N: <text:s/>7.682] * Values: [ +0.670 +0.820 -0.002 +0.496 ]</text:p>
      <text:p text:style-name="P2"/>
      <text:p text:style-name="P2"/>
      <text:p text:style-name="P2">Size: <text:s text:c="2"/>1024 | 1 threads</text:p>
      <text:p text:style-name="P2">Calculating det...</text:p>
      <text:p text:style-name="P2">* Thread det <text:s text:c="4"/><text:tab/><text:tab/>in <text:s/>5.224 s [t*N: <text:s/>5.224] * Value: [ +inf ]</text:p>
      <text:p text:style-name="P2"><text:tab/><text:tab/><text:tab/><text:tab/><text:span text:style-name="T1">Value: tebūnie tokia, mazoms matricoms veikia ok</text:span></text:p>
      <text:p text:style-name="P2">Calculating product...</text:p>
      <text:p text:style-name="P2">* Thread product (*) <text:tab/><text:tab/>in 60.121 s [t*N: 60.121] * Values: [ +0.219 -1.310 +0.246 -11.138 ]</text:p>
      <text:p text:style-name="P3"/>
      <text:p text:style-name="P2">Calculating product…<text:tab/></text:p>
      <text:p text:style-name="P2">* Thread product (*=) <text:tab/>in 31.140 s [t*N: 31.140] * Values: [ +0.219 -1.310 +0.246 -11.138 ]</text:p>
      <text:p text:style-name="P2"/>
      <text:p text:style-name="P2">Size: <text:s text:c="2"/>1024 | 4 threads</text:p>
      <text:p text:style-name="P2">Calculating det...</text:p>
      <text:p text:style-name="P2">* Thread det <text:s text:c="4"/><text:tab/><text:tab/>in <text:s/>1.488 s [t*N: <text:s/>5.950] * Value: [ +inf ]</text:p>
      <text:p text:style-name="P2"><text:tab/><text:tab/><text:tab/><text:tab/><text:span text:style-name="T2">Gerokai pagreitėjo</text:span></text:p>
      <text:p text:style-name="P2">Calculating product...</text:p>
      <text:p text:style-name="P2">* Thread product (*) <text:tab/><text:tab/>in 18.534 s [t*N: 74.134] * Values: [ +0.219 -1.310 +0.246 -11.138 ]</text:p>
      <text:p text:style-name="P2"><text:tab/><text:tab/><text:tab/><text:tab/><text:span text:style-name="T1">+4 gijos, trigubas greitinimas </text:span></text:p>
      <text:p text:style-name="P2">Calculating product...</text:p>
      <text:p text:style-name="P2">* Thread product (*=) <text:tab/>in <text:s/>8.920 s [t*N: 35.680] * Values: [ +0.219 -1.310 +0.246 -11.138 ]</text:p>
      <text:p text:style-name="P2"/>
      <text:p text:style-name="P2">Size: <text:s text:c="2"/>1024 | 8 threads</text:p>
      <text:p text:style-name="P2">Calculating det...</text:p>
      <text:p text:style-name="P2">* Thread det <text:s text:c="3"/><text:tab/><text:tab/>in <text:s/>1.529 s [t*N: 12.231] * Value: [ +inf ]</text:p>
      <text:p text:style-name="P2"><text:tab/><text:tab/><text:tab/><text:tab/><text:span text:style-name="T2">Beveik nepagreitėjo</text:span></text:p>
      <text:p text:style-name="P2">Calculating product...</text:p>
      <text:p text:style-name="P2">* Thread product (*) <text:tab/><text:tab/>in 13.387 s [t*N: 107.093] * Values: [ +0.219 -1.310 +0.246 -11.138 ]</text:p>
      <text:p text:style-name="P2"><text:tab/><text:tab/><text:tab/><text:tab/><text:span text:style-name="T1">2x gijų, silpnas pagreitėjimas</text:span></text:p>
      <text:p text:style-name="P2">Calculating product...</text:p>
      <text:p text:style-name="P2">* Thread product (*=) <text:tab/>in <text:s/>6.953 s [t*N: 55.626] * Values: [ +0.219 -1.310 +0.246 -11.138 ]</text:p>
      <text:p text:style-name="P2"/>
      <text:p text:style-name="P2">Size: <text:s text:c="2"/>1024 | 12 threads → <text:span text:style-name="T1">galima sakyt greitėjimas </text:span><text:span text:style-name="T2">labai</text:span><text:span text:style-name="T1"> nežymus</text:span></text:p>
      <text:p text:style-name="P2">Calculating det...</text:p>
      <text:p text:style-name="P2"><text:soft-page-break/>* Thread det <text:s text:c="3"/><text:tab/><text:tab/> in <text:s/>1.368 s [t*N: 16.416] * Value: [ -inf ]</text:p>
      <text:p text:style-name="P2"><text:tab/><text:tab/><text:tab/><text:tab/></text:p>
      <text:p text:style-name="P2">Calculating product...</text:p>
      <text:p text:style-name="P2">* Thread product (*) <text:tab/><text:tab/>in 11.174 s [t*N: 134.082] * Values: [ +0.219 -1.310 +0.246 -11.138 ]</text:p>
      <text:p text:style-name="P2"/>
      <text:p text:style-name="P2">Calculating product...</text:p>
      <text:p text:style-name="P2">* Thread product (*=) <text:tab/>in <text:s/>5.919 s [t*N: 71.033] * Values: [ +0.219 -1.310 +0.246 -11.138 ]</text:p>
      <text:p text:style-name="P2"/>
      <text:p text:style-name="P2"/>
      <text:p text:style-name="P4">Pastebėjimas: A = B (+/-/*) C <text:s/>operacijos yra 2x lėtesnės už B(+/-/*)=C naudojant *, bei 3x lėtesnės <text:s/>naudojant (+/-).</text:p>
      <text:p text:style-name="P9">Aptarimas: Greitinimas yra matomas. Kai thread skaičius viršyja branduolių skaičiu greitinimas tampa silpnas.</text:p>
      <text:p text:style-name="P4">------------------------------------------------------------------------------------------------------------------------------------------------------------------------------------------------------------------------------------------------</text:p>
      <text:p text:style-name="P4"><text:span text:style-name="T3">Toliau: testas su skirtingais matricų dydžiais</text:span><text:line-break/></text:p>
      <text:p text:style-name="P4"/>
      <text:p text:style-name="P4">Size: <text:s text:c="2"/>1024 | 6 threads</text:p>
      <text:p text:style-name="P4">* Thread fill <text:s text:c="6"/><text:tab/>in <text:s/>0.009 s [t*N: <text:s/>0.052] * Values: [ -0.468 -0.823 +0.778 +0.653 ]</text:p>
      <text:p text:style-name="P4">* Thread sum (+) <text:s text:c="3"/><text:tab/>in <text:s/>0.026 s [t*N: <text:s/>0.156] * Values: [ -0.789 +0.155 -0.212 +0.755 ]</text:p>
      <text:p text:style-name="P4">* Thread sum (+=) <text:s text:c="2"/><text:tab/>in <text:s/>0.007 s [t*N: <text:s/>0.041] * Values: [ -0.789 +0.155 -0.212 +0.755 ]</text:p>
      <text:p text:style-name="P4">* Thread sub (-) <text:s text:c="3"/><text:tab/>in <text:s/>0.018 s [t*N: <text:s/>0.108] * Values: [ +0.146 +1.801 -1.769 -0.551 ]</text:p>
      <text:p text:style-name="P4">* Thread sub (-=) <text:s text:c="2"/><text:tab/>in <text:s/>0.008 s [t*N: <text:s/>0.047] * Values: [ +0.146 +1.801 -1.769 -0.551 ]</text:p>
      <text:p text:style-name="P4">* Thread tr <text:s text:c="8"/><text:tab/>in <text:s/>0.007 s [t*N: <text:s/>0.044] * Values: [ -0.146 -1.801 +1.769 +0.551 ]</text:p>
      <text:p text:style-name="P4"><text:tab/><text:tab/><text:tab/><text:span text:style-name="T4">greitai ir teisingai</text:span></text:p>
      <text:p text:style-name="P4"/>
      <text:p text:style-name="P4">Size: <text:s text:c="2"/>2048 | 6 threads</text:p>
      <text:p text:style-name="P4">* Thread fill <text:s text:c="6"/><text:tab/>in <text:s/>0.027 s [t*N: <text:s/>0.161] * Values: [ -0.774 -0.671 -0.684 -0.808 ]</text:p>
      <text:p text:style-name="P6"><text:tab/><text:tab/><text:tab/><text:span text:style-name="T4">3x ilgiau</text:span></text:p>
      <text:p text:style-name="P4">* Thread sum (+) <text:s text:c="3"/><text:tab/>in <text:s/>0.071 s [t*N: <text:s/>0.429] * Values: [ -0.685 -0.732 -0.727 -0.664 ]</text:p>
      <text:p text:style-name="P6"><text:tab/><text:tab/><text:tab/><text:span text:style-name="T4">3x ilgiau</text:span></text:p>
      <text:p text:style-name="P4">* Thread sum (+=) <text:s text:c="2"/><text:tab/>in <text:s/>0.029 s [t*N: <text:s/>0.173] * Values: [ -0.685 -0.732 -0.727 -0.664 ]</text:p>
      <text:p text:style-name="P6"><text:tab/><text:tab/><text:tab/><text:span text:style-name="T4">3x ilgiau</text:span></text:p>
      <text:p text:style-name="P4">* Thread sub (-) <text:s text:c="3"/><text:tab/>in <text:s/>0.076 s [t*N: <text:s/>0.455] * Values: [ +0.863 +0.610 +0.641 +0.951 ]</text:p>
      <text:p text:style-name="P6"><text:tab/><text:tab/><text:tab/><text:span text:style-name="T4">3x ilgiau</text:span></text:p>
      <text:p text:style-name="P4">* Thread sub (-=) <text:s text:c="2"/><text:tab/>in <text:s/>0.040 s [t*N: <text:s/>0.239] * Values: [ +0.863 +0.610 +0.641 +0.951 ]</text:p>
      <text:p text:style-name="P6"><text:tab/><text:tab/><text:tab/><text:span text:style-name="T4">4x ilgiau</text:span></text:p>
      <text:p text:style-name="P4">* Thread tr <text:s text:c="7"/><text:tab/>in <text:s/>0.042 s [t*N: <text:s/>0.255] * Values: [ -0.863 -0.610 -0.641 -0.951 ]</text:p>
      <text:p text:style-name="P6"><text:tab/><text:tab/><text:tab/><text:span text:style-name="T4">6x ilgiau</text:span></text:p>
      <text:p text:style-name="P4"><text:tab/><text:tab/><text:tab/></text:p>
      <text:p text:style-name="P4"/>
      <text:p text:style-name="P4">Size: <text:s text:c="2"/>4086 | 6 threads</text:p>
      <text:p text:style-name="P4">* Thread fill <text:s text:c="6"/><text:tab/>in <text:s/>0.133 s [t*N: <text:s/>0.796] * Values: [ -0.930 -0.279 +0.025 +0.923 ]</text:p>
      <text:p text:style-name="P5"><text:tab/><text:tab/><text:tab/><text:span text:style-name="T4">4x ilgiau</text:span></text:p>
      <text:p text:style-name="P4">* Thread sum (+) <text:s text:c="3"/><text:tab/>in <text:s/>0.311 s [t*N: <text:s/>1.865] * Values: [ -0.486 +0.572 -0.663 -0.020 ]</text:p>
      <text:p text:style-name="P5"><text:tab/><text:tab/><text:tab/><text:span text:style-name="T4">4x ilgiau</text:span></text:p>
      <text:p text:style-name="P4">* Thread sum (+=) <text:s text:c="2"/><text:tab/>in <text:s/>0.123 s [t*N: <text:s/>0.736] * Values: [ -0.486 +0.572 -0.663 -0.020 ]</text:p>
      <text:p text:style-name="P5"><text:tab/><text:tab/><text:tab/><text:span text:style-name="T4">4x ilgiau</text:span></text:p>
      <text:p text:style-name="P4">* Thread sub (-) <text:s text:c="3"/><text:tab/>in <text:s/>0.292 s [t*N: <text:s/>1.753] * Values: [ +1.375 +1.129 -0.714 -1.866 ]</text:p>
      <text:p text:style-name="P4">* Thread sub (-=) <text:s text:c="2"/><text:tab/>in <text:s/>0.137 s [t*N: <text:s/>0.824] * Values: [ +1.375 +1.129 -0.714 -1.866 ]</text:p>
      <text:p text:style-name="P4">* Thread tr <text:s text:c="8"/><text:tab/>in <text:s/>0.150 s [t*N: <text:s/>0.900] * Values: [ -1.375 -1.129 +0.714 +1.866 ]</text:p>
      <text:p text:style-name="P5"><text:soft-page-break/><text:tab/><text:tab/><text:tab/><text:span text:style-name="T4">3x ilgiau (geresnis ilgejimas)</text:span></text:p>
      <text:p text:style-name="P4"/>
      <text:p text:style-name="P4">Size: <text:s text:c="2"/>8192 | 6 threads</text:p>
      <text:p text:style-name="P4">* Thread fill <text:s text:c="6"/><text:tab/>in <text:s/>0.459 s [t*N: <text:s/>2.753] * Values: [ -0.304 +0.897 -0.870 -0.504 ]</text:p>
      <text:p text:style-name="P5"><text:tab/><text:tab/><text:tab/><text:span text:style-name="T4">4x ilgiau</text:span></text:p>
      <text:p text:style-name="P4">* Thread sum (+) <text:s text:c="3"/><text:tab/>in <text:s/>1.328 s [t*N: <text:s/>7.968] * Values: [ -1.278 +0.973 -1.738 -1.504 ]</text:p>
      <text:p text:style-name="P5"><text:tab/><text:tab/><text:tab/><text:span text:style-name="T4">4x ilgiau</text:span></text:p>
      <text:p text:style-name="P4">* Thread sum (+=) <text:s text:c="2"/><text:tab/>in <text:s/>0.478 s [t*N: <text:s/>2.870] * Values: [ -1.278 +0.973 -1.738 -1.504 ]</text:p>
      <text:p text:style-name="P4">* Thread sub (-) <text:s text:c="3"/><text:tab/>in <text:s/>1.398 s [t*N: <text:s/>8.387] * Values: [ -0.670 -0.820 +0.002 -0.496 ]</text:p>
      <text:p text:style-name="P4">* Thread sub (-=) <text:s text:c="2"/><text:tab/>in <text:s/>0.583 s [t*N: <text:s/>3.500] * Values: [ -0.670 -0.820 +0.002 -0.496 ]</text:p>
      <text:p text:style-name="P5"><text:tab/><text:tab/><text:tab/><text:span text:style-name="T4">4x ilgiau</text:span></text:p>
      <text:p text:style-name="P4">* Thread tr <text:s text:c="8"/><text:tab/>in <text:s/>0.953 s [t*N: <text:s/>5.719] * Values: [ +0.670 +0.820 -0.002 +0.496 ]</text:p>
      <text:p text:style-name="P5"><text:tab/><text:tab/><text:tab/><text:span text:style-name="T4">6x ilgiau</text:span></text:p>
      <text:p text:style-name="P4"/>
      <text:p text:style-name="P4"/>
      <text:p text:style-name="P4">Size: <text:s text:c="2"/>16384 | 6 threads</text:p>
      <text:p text:style-name="P4">* Thread fill <text:s text:c="6"/><text:tab/>in <text:s/>3.085 s [t*N: 18.508] * Values: [ -0.946 +0.047 +0.206 -0.989 ]</text:p>
      <text:p text:style-name="P4">* Thread sum (+) <text:s text:c="3"/><text:tab/>in <text:s/>5.965 s [t*N: 35.792] * Values: [ -0.833 -0.918 -0.706 -1.348 ]</text:p>
      <text:p text:style-name="P4">* Thread sum (+=) <text:s text:c="2"/><text:tab/>in <text:s/>2.061 s [t*N: 12.368] * Values: [ -0.833 -0.918 -0.706 -1.348 ]</text:p>
      <text:p text:style-name="P4">* Thread sub (-) <text:s text:c="3"/><text:tab/>in <text:s/>7.192 s [t*N: 43.154] * Values: [ +1.059 -1.012 -1.117 +0.630 ]</text:p>
      <text:p text:style-name="P4">* Thread sub (-=) <text:s text:c="2"/><text:tab/>in <text:s/>2.096 s [t*N: 12.578] * Values: [ +1.059 -1.012 -1.117 +0.630 ]</text:p>
      <text:p text:style-name="P4">* Thread tr <text:s text:c="8"/><text:tab/>in <text:s/>4.510 s [t*N: 27.059] * Values: [ -1.059 +1.012 +1.117 -0.630 ]</text:p>
      <text:p text:style-name="P5"><text:tab/><text:tab/><text:tab/><text:span text:style-name="T4">4x ilgiau</text:span></text:p>
      <text:p text:style-name="P10">nusistovi +-4x ilgėjimas padvigubėjus <text:span text:style-name="T6">matricos dimensijai </text:span>(gerai)</text:p>
      <text:p text:style-name="P4"/>
      <text:p text:style-name="P4">Size: <text:s text:c="2"/>128 | 6 threads</text:p>
      <text:p text:style-name="P4">Calculating det...</text:p>
      <text:p text:style-name="P4">* Thread det <text:s text:c="4"/><text:tab/>in <text:s/>0.005 s [t*N: <text:s/>0.028] * Value: [ -2028467222786400895679455608743690553012867693567518688632831075759711276265448918621552311936353675635346599220856458008961606207319794030371871527965183733659598848.000 ]</text:p>
      <text:p text:style-name="P4"/>
      <text:p text:style-name="P4">Calculating product...</text:p>
      <text:p text:style-name="P4">* Thread product (*) <text:tab/>in <text:s/>0.030 s [t*N: <text:s/>0.178] * Values: [ -4.375 -3.087 -3.715 -3.859 ]</text:p>
      <text:p text:style-name="P4"/>
      <text:p text:style-name="P4">Calculating product...</text:p>
      <text:p text:style-name="P4">* Thread product (*=) in <text:s/>0.013 s [t*N: <text:s/>0.077] * Values: [ -4.375 -3.087 -3.715 -3.859 ]</text:p>
      <text:p text:style-name="P4"/>
      <text:p text:style-name="P4">Size: <text:s text:c="2"/>256 | 6 threads</text:p>
      <text:p text:style-name="P4">Calculating det...</text:p>
      <text:p text:style-name="P4">* Thread det <text:s text:c="4"/><text:tab/>in <text:s/>0.029 s [t*N: <text:s/>0.173] * Value: [ -inf ]</text:p>
      <text:p text:style-name="P4"><text:tab/><text:tab/><text:tab/><text:span text:style-name="T5">6x ilgiau</text:span></text:p>
      <text:p text:style-name="P4">Calculating product...</text:p>
      <text:p text:style-name="P4">* Thread product (*)<text:tab/>in <text:s/>0.216 s [t*N: <text:s/>1.294] * Values: [ -2.366 +0.987 +0.000 +0.000 ]</text:p>
      <text:p text:style-name="P4"><text:tab/><text:tab/><text:tab/><text:span text:style-name="T5">~20x ilgiau</text:span></text:p>
      <text:p text:style-name="P4">Calculating product...</text:p>
      <text:p text:style-name="P4">* Thread product (*=) in <text:s/>0.096 s [t*N: <text:s/>0.576] * Values: [ -2.366 +0.987 +0.000 +0.000 ]</text:p>
      <text:p text:style-name="P4"/>
      <text:p text:style-name="P4">Size: <text:s text:c="2"/>512 | 6 threads</text:p>
      <text:p text:style-name="P4">Calculating det...</text:p>
      <text:p text:style-name="P4">* Thread det <text:s text:c="4"/><text:tab/>in <text:s/>0.183 s [t*N: <text:s/>1.096] * Value: [ +inf ]</text:p>
      <text:p text:style-name="P4"/>
      <text:p text:style-name="P4"><text:soft-page-break/>Calculating product...</text:p>
      <text:p text:style-name="P4">* Thread product (*) in <text:s/>1.608 s [t*N: <text:s/>9.646] * Values: [ +0.354 +0.000 +0.000 +0.000 ]</text:p>
      <text:p text:style-name="P4"><text:tab/><text:tab/><text:tab/><text:span text:style-name="T5">~8x ilgiau</text:span></text:p>
      <text:p text:style-name="P4">Calculating product...</text:p>
      <text:p text:style-name="P4">* Thread product (*=) in <text:s/>0.780 s [t*N: <text:s/>4.682] * Values: [ +0.354 +0.000 +0.000 +0.000 ]</text:p>
      <text:p text:style-name="P4"/>
      <text:p text:style-name="P4">Size: <text:s text:c="2"/>1024 | 6 threads</text:p>
      <text:p text:style-name="P4">Calculating det...</text:p>
      <text:p text:style-name="P4">* Thread det <text:s text:c="4"/><text:tab/>in <text:s/>1.473 s [t*N: <text:s/>8.838] * Value: [ +inf ]</text:p>
      <text:p text:style-name="P4"><text:tab/><text:tab/><text:tab/><text:span text:style-name="T5">7x ilgiau</text:span></text:p>
      <text:p text:style-name="P4">Calculating product...</text:p>
      <text:p text:style-name="P4">* Thread product (*) in 13.054 s [t*N: 78.321] * Values: [ +0.000 +0.000 +0.000 +0.000 ]</text:p>
      <text:p text:style-name="P4"><text:tab/><text:tab/><text:tab/><text:span text:style-name="T5">~8x ilgiau</text:span></text:p>
      <text:p text:style-name="P4">Calculating product...</text:p>
      <text:p text:style-name="P4">* Thread product (*=) in <text:s/>7.341 s [t*N: 44.045] * Values: [ +0.000 +0.000 +0.000 +0.000 ]</text:p>
      <text:p text:style-name="P4"/>
      <text:p text:style-name="P4">Size: <text:s text:c="2"/>2048 | 6 threads</text:p>
      <text:p text:style-name="P4">Calculating det...</text:p>
      <text:p text:style-name="P4">* Thread det <text:s text:c="4"/><text:tab/>in 10.271 s [t*N: 61.627] * Value: [ +inf ]</text:p>
      <text:p text:style-name="P4"><text:tab/><text:tab/><text:tab/><text:span text:style-name="T5">~8x ilgiau </text:span></text:p>
      <text:p text:style-name="P4">Calculating product...</text:p>
      <text:p text:style-name="P4">* Thread product (*) <text:tab/>in <text:s/>0.032 s [t*N: <text:s/>0.194] * Values: [ +0.000 +0.000 +0.000 +0.000 ]</text:p>
      <text:p text:style-name="P4"><text:tab/><text:tab/><text:tab/><text:span text:style-name="T4">something went horribly wrong, don’t know what.</text:span></text:p>
      <text:p text:style-name="P4">Calculating product...</text:p>
      <text:p text:style-name="P4">* Thread product (*=) in <text:s/>0.010 s [t*N: <text:s/>0.061] * Values: [ +0.000 +0.000 +0.000 +0.000 ]</text:p>
      <text:p text:style-name="P4"/>
      <text:p text:style-name="P4"/>
      <text:p text:style-name="P8">Matricos klasę yra galimybė plėsti. <text:span text:style-name="T6">Tolimesnių plėtinių neplanuojama, per daug laiko užim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5T00:50:46.829271984</meta:creation-date>
    <dc:date>2023-12-18T00:16:11.084089683</dc:date>
    <meta:editing-duration>PT16M42S</meta:editing-duration>
    <meta:editing-cycles>4</meta:editing-cycles>
    <meta:generator>LibreOffice/7.3.7.2$Linux_X86_64 LibreOffice_project/30$Build-2</meta:generator>
    <meta:document-statistic meta:table-count="0" meta:image-count="0" meta:object-count="0" meta:page-count="5" meta:paragraph-count="184" meta:word-count="1855" meta:character-count="11057" meta:non-whitespace-character-count="8706"/>
  </office:meta>
</office:document-meta>
</file>